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b7e9" officeooo:paragraph-rsid="000fb7e9"/>
    </style:style>
    <style:style style:name="P2" style:family="paragraph" style:parent-style-name="Standard">
      <style:text-properties officeooo:rsid="00100af7" officeooo:paragraph-rsid="00100af7"/>
    </style:style>
    <style:style style:name="T1" style:family="text">
      <style:text-properties officeooo:rsid="00100a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Шаблонное проектирование </text:p>
      <text:p text:style-name="P1">добавляет какую-то логику существующему объекту</text:p>
      <text:p text:style-name="P1"/>
      <text:p text:style-name="P1">декоратор</text:p>
      <text:p text:style-name="P1">@dec_name</text:p>
      <text:p text:style-name="P1"/>
      <text:p text:style-name="P1">def bread(f):</text:p>
      <text:p text:style-name="P1"><text:tab/>def wrapper (*args, **kwargs): <text:s text:c="3"/>#* - позиционный аргумент, ** - именованный</text:p>
      <text:p text:style-name="P1"><text:tab/><text:tab/>add_layer(“ <text:s text:c="2"/>“)</text:p>
      <text:p text:style-name="P1"><text:tab/><text:tab/>f(*args, **kwargs)</text:p>
      <text:p text:style-name="P1"><text:tab/><text:tab/>ad__layer(“ <text:s text:c="2"/>“)</text:p>
      <text:p text:style-name="P1"><text:tab/>return wrapper</text:p>
      <text:p text:style-name="P1"/>
      <text:p text:style-name="P1">@bread</text:p>
      <text:p text:style-name="P1"/>
      <text:p text:style-name="P1">def hamburger(food = 'sdfs'):</text:p>
      <text:p text:style-name="P1"><text:tab/>add_layer(food)</text:p>
      <text:p text:style-name="P1"/>
      <text:p text:style-name="P1"># эквивалентно hamburger = bread(tomato(hamburger))</text:p>
      <text:p text:style-name="P1"/>
      <text:p text:style-name="P1">def decFuncArg(arg1, arg2, arg3):</text:p>
      <text:p text:style-name="P1"><text:tab/>def wrap(f):</text:p>
      <text:p text:style-name="P1"><text:tab/><text:tab/><text:span text:style-name="T1">def wrapped_f(*args):</text:span></text:p>
      <text:p text:style-name="P1"><text:tab/><text:tab/><text:tab/><text:span text:style-name="T1">balbala<text:line-break/><text:tab/><text:tab/>return wrapped_f</text:span></text:p>
      <text:p text:style-name="P1"><text:tab/>return <text:span text:style-name="T1">wrap</text:span></text:p>
      <text:p text:style-name="P1"/>
      <text:p text:style-name="P2">@decFuncArg('hi', 1, (1, 2))</text:p>
      <text:p text:style-name="P2">def hi():</text:p>
      <text:p text:style-name="P2"><text:tab/>print('hi')</text:p>
      <text:p text:style-name="P2"/>
      <text:p text:style-name="P2"/>
      <text:p text:style-name="P2">SINGLETONE</text:p>
      <text:p text:style-name="P2">Шаблон проектирования, который позволяет создать лишь один объект класса</text:p>
      <text:p text:style-name="P2"/>
      <text:p text:style-name="P2"/>
      <text:p text:style-name="P1"/>
      <text:p text:style-name="P1"/>
      <text:p text:style-name="P1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23:06:52.028793024</meta:creation-date>
    <meta:editing-duration>P0D</meta:editing-duration>
    <meta:editing-cycles>2</meta:editing-cycles>
    <meta:generator>LibreOffice/4.2.6.3$Linux_x86 LibreOffice_project/420m0$Build-3</meta:generator>
    <dc:date>2015-10-06T23:07:42.753030086</dc:date>
    <meta:document-statistic meta:table-count="0" meta:image-count="0" meta:object-count="0" meta:page-count="1" meta:paragraph-count="25" meta:word-count="71" meta:character-count="597" meta:non-whitespace-character-count="521"/>
  </office:meta>
</office:document-meta>
</file>